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10.0264in"/>
    </style:style>
    <style:style style:name="co3" style:family="table-column">
      <style:table-column-properties fo:break-before="auto" style:column-width="8.5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contigs_db_path</text:p>
          </table:table-cell>
          <table:table-cell table:style-name="ce2" office:value-type="string" calcext:value-type="string">
            <text:p>profile_db_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rangPM</text:p>
          </table:table-cell>
          <table:table-cell office:value-type="string" calcext:value-type="string">
            <text:p>/home/vincent/Documents/project/Metagenomics_2024/data/Trypanosoma_exposure/ANVIO/02_CONTIGS_DB/SRR15276518_5000nt_CONTIGS.db</text:p>
          </table:table-cell>
          <table:table-cell office:value-type="string" calcext:value-type="string">
            <text:p>/home/vincent/Documents/project/Metagenomics_2024/data/Trypanosoma_exposure/PROFILE/SRR15276518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rangAM</text:p>
          </table:table-cell>
          <table:table-cell office:value-type="string" calcext:value-type="string">
            <text:p>/home/vincent/Documents/project/Metagenomics_2024/data/Trypanosoma_exposure/ANVIO/02_CONTIGS_DB/SRR15276519_5000nt_CONTIGS.db</text:p>
          </table:table-cell>
          <table:table-cell office:value-type="string" calcext:value-type="string">
            <text:p>/home/vincent/Documents/project/Metagenomics_2024/data/Trypanosoma_exposure/PROFILE/SRR15276519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ContPM</text:p>
          </table:table-cell>
          <table:table-cell office:value-type="string" calcext:value-type="string">
            <text:p>/home/vincent/Documents/project/Metagenomics_2024/data/Trypanosoma_exposure/ANVIO/02_CONTIGS_DB/SRR15276520_5000nt_CONTIGS.db</text:p>
          </table:table-cell>
          <table:table-cell office:value-type="string" calcext:value-type="string">
            <text:p>/home/vincent/Documents/project/Metagenomics_2024/data/Trypanosoma_exposure/PROFILE/SRR15276520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ContAM</text:p>
          </table:table-cell>
          <table:table-cell office:value-type="string" calcext:value-type="string">
            <text:p>/home/vincent/Documents/project/Metagenomics_2024/data/Trypanosoma_exposure/ANVIO/02_CONTIGS_DB/SRR15276521_5000nt_CONTIGS.db</text:p>
          </table:table-cell>
          <table:table-cell office:value-type="string" calcext:value-type="string">
            <text:p>/home/vincent/Documents/project/Metagenomics_2024/data/Trypanosoma_exposure/PROFILE/SRR15276521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cruzPM</text:p>
          </table:table-cell>
          <table:table-cell office:value-type="string" calcext:value-type="string">
            <text:p>/home/vincent/Documents/project/Metagenomics_2024/data/Trypanosoma_exposure/ANVIO/02_CONTIGS_DB/SRR15276522_5000nt_CONTIGS.db</text:p>
          </table:table-cell>
          <table:table-cell office:value-type="string" calcext:value-type="string">
            <text:p>/home/vincent/Documents/project/Metagenomics_2024/data/Trypanosoma_exposure/PROFILE/SRR15276522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cruzAM</text:p>
          </table:table-cell>
          <table:table-cell office:value-type="string" calcext:value-type="string">
            <text:p>/home/vincent/Documents/project/Metagenomics_2024/data/Trypanosoma_exposure/ANVIO/02_CONTIGS_DB/SRR15276523_5000nt_CONTIGS.db</text:p>
          </table:table-cell>
          <table:table-cell office:value-type="string" calcext:value-type="string">
            <text:p>/home/vincent/Documents/project/Metagenomics_2024/data/Trypanosoma_exposure/PROFILE/SRR15276523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ContAM</text:p>
          </table:table-cell>
          <table:table-cell office:value-type="string" calcext:value-type="string">
            <text:p>/home/vincent/Documents/project/Metagenomics_2024/data/Trypanosoma_exposure/ANVIO/02_CONTIGS_DB/SRR15276524_5000nt_CONTIGS.db</text:p>
          </table:table-cell>
          <table:table-cell office:value-type="string" calcext:value-type="string">
            <text:p>/home/vincent/Documents/project/Metagenomics_2024/data/Trypanosoma_exposure/PROFILE/SRR15276524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ContPM</text:p>
          </table:table-cell>
          <table:table-cell office:value-type="string" calcext:value-type="string">
            <text:p>/home/vincent/Documents/project/Metagenomics_2024/data/Trypanosoma_exposure/ANVIO/02_CONTIGS_DB/SRR15276525_5000nt_CONTIGS.db</text:p>
          </table:table-cell>
          <table:table-cell office:value-type="string" calcext:value-type="string">
            <text:p>/home/vincent/Documents/project/Metagenomics_2024/data/Trypanosoma_exposure/PROFILE/SRR15276525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rangPM</text:p>
          </table:table-cell>
          <table:table-cell office:value-type="string" calcext:value-type="string">
            <text:p>/home/vincent/Documents/project/Metagenomics_2024/data/Trypanosoma_exposure/ANVIO/02_CONTIGS_DB/SRR15276526_5000nt_CONTIGS.db</text:p>
          </table:table-cell>
          <table:table-cell office:value-type="string" calcext:value-type="string">
            <text:p>/home/vincent/Documents/project/Metagenomics_2024/data/Trypanosoma_exposure/PROFILE/SRR15276526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rangAM</text:p>
          </table:table-cell>
          <table:table-cell office:value-type="string" calcext:value-type="string">
            <text:p>/home/vincent/Documents/project/Metagenomics_2024/data/Trypanosoma_exposure/ANVIO/02_CONTIGS_DB/SRR15276527_5000nt_CONTIGS.db</text:p>
          </table:table-cell>
          <table:table-cell office:value-type="string" calcext:value-type="string">
            <text:p>/home/vincent/Documents/project/Metagenomics_2024/data/Trypanosoma_exposure/PROFILE/SRR15276527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cruzPM</text:p>
          </table:table-cell>
          <table:table-cell office:value-type="string" calcext:value-type="string">
            <text:p>/home/vincent/Documents/project/Metagenomics_2024/data/Trypanosoma_exposure/ANVIO/02_CONTIGS_DB/SRR15276528_5000nt_CONTIGS.db</text:p>
          </table:table-cell>
          <table:table-cell office:value-type="string" calcext:value-type="string">
            <text:p>/home/vincent/Documents/project/Metagenomics_2024/data/Trypanosoma_exposure/PROFILE/SRR15276528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rangAM</text:p>
          </table:table-cell>
          <table:table-cell office:value-type="string" calcext:value-type="string">
            <text:p>/home/vincent/Documents/project/Metagenomics_2024/data/Trypanosoma_exposure/ANVIO/02_CONTIGS_DB/SRR15276529_5000nt_CONTIGS.db</text:p>
          </table:table-cell>
          <table:table-cell office:value-type="string" calcext:value-type="string">
            <text:p>/home/vincent/Documents/project/Metagenomics_2024/data/Trypanosoma_exposure/PROFILE/SRR15276529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rangPM</text:p>
          </table:table-cell>
          <table:table-cell office:value-type="string" calcext:value-type="string">
            <text:p>/home/vincent/Documents/project/Metagenomics_2024/data/Trypanosoma_exposure/ANVIO/02_CONTIGS_DB/SRR15276530_5000nt_CONTIGS.db</text:p>
          </table:table-cell>
          <table:table-cell office:value-type="string" calcext:value-type="string">
            <text:p>/home/vincent/Documents/project/Metagenomics_2024/data/Trypanosoma_exposure/PROFILE/SRR15276530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cruzPM</text:p>
          </table:table-cell>
          <table:table-cell office:value-type="string" calcext:value-type="string">
            <text:p>/home/vincent/Documents/project/Metagenomics_2024/data/Trypanosoma_exposure/ANVIO/02_CONTIGS_DB/SRR15276531_5000nt_CONTIGS.db</text:p>
          </table:table-cell>
          <table:table-cell office:value-type="string" calcext:value-type="string">
            <text:p>/home/vincent/Documents/project/Metagenomics_2024/data/Trypanosoma_exposure/PROFILE/SRR15276531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cruzAM</text:p>
          </table:table-cell>
          <table:table-cell office:value-type="string" calcext:value-type="string">
            <text:p>/home/vincent/Documents/project/Metagenomics_2024/data/Trypanosoma_exposure/ANVIO/02_CONTIGS_DB/SRR15276532_5000nt_CONTIGS.db</text:p>
          </table:table-cell>
          <table:table-cell office:value-type="string" calcext:value-type="string">
            <text:p>/home/vincent/Documents/project/Metagenomics_2024/data/Trypanosoma_exposure/PROFILE/SRR15276532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ContPM</text:p>
          </table:table-cell>
          <table:table-cell office:value-type="string" calcext:value-type="string">
            <text:p>/home/vincent/Documents/project/Metagenomics_2024/data/Trypanosoma_exposure/ANVIO/02_CONTIGS_DB/SRR15276533_5000nt_CONTIGS.db</text:p>
          </table:table-cell>
          <table:table-cell office:value-type="string" calcext:value-type="string">
            <text:p>/home/vincent/Documents/project/Metagenomics_2024/data/Trypanosoma_exposure/PROFILE/SRR15276533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ContAM</text:p>
          </table:table-cell>
          <table:table-cell office:value-type="string" calcext:value-type="string">
            <text:p>/home/vincent/Documents/project/Metagenomics_2024/data/Trypanosoma_exposure/ANVIO/02_CONTIGS_DB/SRR15276534_5000nt_CONTIGS.db</text:p>
          </table:table-cell>
          <table:table-cell office:value-type="string" calcext:value-type="string">
            <text:p>/home/vincent/Documents/project/Metagenomics_2024/data/Trypanosoma_exposure/PROFILE/SRR15276534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rangAM</text:p>
          </table:table-cell>
          <table:table-cell office:value-type="string" calcext:value-type="string">
            <text:p>/home/vincent/Documents/project/Metagenomics_2024/data/Trypanosoma_exposure/ANVIO/02_CONTIGS_DB/SRR15276535_5000nt_CONTIGS.db</text:p>
          </table:table-cell>
          <table:table-cell office:value-type="string" calcext:value-type="string">
            <text:p>/home/vincent/Documents/project/Metagenomics_2024/data/Trypanosoma_exposure/PROFILE/SRR15276535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rangPM</text:p>
          </table:table-cell>
          <table:table-cell office:value-type="string" calcext:value-type="string">
            <text:p>/home/vincent/Documents/project/Metagenomics_2024/data/Trypanosoma_exposure/ANVIO/02_CONTIGS_DB/SRR15276536_5000nt_CONTIGS.db</text:p>
          </table:table-cell>
          <table:table-cell office:value-type="string" calcext:value-type="string">
            <text:p>/home/vincent/Documents/project/Metagenomics_2024/data/Trypanosoma_exposure/PROFILE/SRR15276536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cruzPM</text:p>
          </table:table-cell>
          <table:table-cell office:value-type="string" calcext:value-type="string">
            <text:p>/home/vincent/Documents/project/Metagenomics_2024/data/Trypanosoma_exposure/ANVIO/02_CONTIGS_DB/SRR15276537_5000nt_CONTIGS.db</text:p>
          </table:table-cell>
          <table:table-cell office:value-type="string" calcext:value-type="string">
            <text:p>/home/vincent/Documents/project/Metagenomics_2024/data/Trypanosoma_exposure/PROFILE/SRR15276537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cruzAM</text:p>
          </table:table-cell>
          <table:table-cell office:value-type="string" calcext:value-type="string">
            <text:p>/home/vincent/Documents/project/Metagenomics_2024/data/Trypanosoma_exposure/ANVIO/02_CONTIGS_DB/SRR15276538_5000nt_CONTIGS.db</text:p>
          </table:table-cell>
          <table:table-cell office:value-type="string" calcext:value-type="string">
            <text:p>/home/vincent/Documents/project/Metagenomics_2024/data/Trypanosoma_exposure/PROFILE/SRR15276538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cruzAM</text:p>
          </table:table-cell>
          <table:table-cell office:value-type="string" calcext:value-type="string">
            <text:p>/home/vincent/Documents/project/Metagenomics_2024/data/Trypanosoma_exposure/ANVIO/02_CONTIGS_DB/SRR15276539_5000nt_CONTIGS.db</text:p>
          </table:table-cell>
          <table:table-cell office:value-type="string" calcext:value-type="string">
            <text:p>/home/vincent/Documents/project/Metagenomics_2024/data/Trypanosoma_exposure/PROFILE/SRR15276539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ContPM</text:p>
          </table:table-cell>
          <table:table-cell office:value-type="string" calcext:value-type="string">
            <text:p>/home/vincent/Documents/project/Metagenomics_2024/data/Trypanosoma_exposure/ANVIO/02_CONTIGS_DB/SRR15276540_5000nt_CONTIGS.db</text:p>
          </table:table-cell>
          <table:table-cell office:value-type="string" calcext:value-type="string">
            <text:p>/home/vincent/Documents/project/Metagenomics_2024/data/Trypanosoma_exposure/PROFILE/SRR15276540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ContAM</text:p>
          </table:table-cell>
          <table:table-cell office:value-type="string" calcext:value-type="string">
            <text:p>/home/vincent/Documents/project/Metagenomics_2024/data/Trypanosoma_exposure/ANVIO/02_CONTIGS_DB/SRR15276541_5000nt_CONTIGS.db</text:p>
          </table:table-cell>
          <table:table-cell office:value-type="string" calcext:value-type="string">
            <text:p>/home/vincent/Documents/project/Metagenomics_2024/data/Trypanosoma_exposure/PROFILE/SRR15276541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rangPM</text:p>
          </table:table-cell>
          <table:table-cell office:value-type="string" calcext:value-type="string">
            <text:p>/home/vincent/Documents/project/Metagenomics_2024/data/Trypanosoma_exposure/ANVIO/02_CONTIGS_DB/SRR15276542_5000nt_CONTIGS.db</text:p>
          </table:table-cell>
          <table:table-cell office:value-type="string" calcext:value-type="string">
            <text:p>/home/vincent/Documents/project/Metagenomics_2024/data/Trypanosoma_exposure/PROFILE/SRR15276542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rangAM</text:p>
          </table:table-cell>
          <table:table-cell office:value-type="string" calcext:value-type="string">
            <text:p>/home/vincent/Documents/project/Metagenomics_2024/data/Trypanosoma_exposure/ANVIO/02_CONTIGS_DB/SRR15276543_5000nt_CONTIGS.db</text:p>
          </table:table-cell>
          <table:table-cell office:value-type="string" calcext:value-type="string">
            <text:p>/home/vincent/Documents/project/Metagenomics_2024/data/Trypanosoma_exposure/PROFILE/SRR15276543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cruzPM</text:p>
          </table:table-cell>
          <table:table-cell office:value-type="string" calcext:value-type="string">
            <text:p>/home/vincent/Documents/project/Metagenomics_2024/data/Trypanosoma_exposure/ANVIO/02_CONTIGS_DB/SRR15276544_5000nt_CONTIGS.db</text:p>
          </table:table-cell>
          <table:table-cell office:value-type="string" calcext:value-type="string">
            <text:p>/home/vincent/Documents/project/Metagenomics_2024/data/Trypanosoma_exposure/PROFILE/SRR15276544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cruzAM</text:p>
          </table:table-cell>
          <table:table-cell office:value-type="string" calcext:value-type="string">
            <text:p>/home/vincent/Documents/project/Metagenomics_2024/data/Trypanosoma_exposure/ANVIO/02_CONTIGS_DB/SRR15276545_5000nt_CONTIGS.db</text:p>
          </table:table-cell>
          <table:table-cell office:value-type="string" calcext:value-type="string">
            <text:p>/home/vincent/Documents/project/Metagenomics_2024/data/Trypanosoma_exposure/PROFILE/SRR15276545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ContPM</text:p>
          </table:table-cell>
          <table:table-cell office:value-type="string" calcext:value-type="string">
            <text:p>/home/vincent/Documents/project/Metagenomics_2024/data/Trypanosoma_exposure/ANVIO/02_CONTIGS_DB/SRR15276546_5000nt_CONTIGS.db</text:p>
          </table:table-cell>
          <table:table-cell office:value-type="string" calcext:value-type="string">
            <text:p>/home/vincent/Documents/project/Metagenomics_2024/data/Trypanosoma_exposure/PROFILE/SRR15276546.db/PROFILE.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ContAM</text:p>
          </table:table-cell>
          <table:table-cell office:value-type="string" calcext:value-type="string">
            <text:p>/home/vincent/Documents/project/Metagenomics_2024/data/Trypanosoma_exposure/ANVIO/02_CONTIGS_DB/SRR15276547_5000nt_CONTIGS.db</text:p>
          </table:table-cell>
          <table:table-cell office:value-type="string" calcext:value-type="string">
            <text:p>/home/vincent/Documents/project/Metagenomics_2024/data/Trypanosoma_exposure/PROFILE/SRR15276547.db/PROFILE.d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2:Sheet1.C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5:17:28.992998174</meta:creation-date>
    <dc:date>2024-04-15T15:27:52.504916490</dc:date>
    <meta:editing-duration>PT10M24S</meta:editing-duration>
    <meta:editing-cycles>1</meta:editing-cycles>
    <meta:document-statistic meta:table-count="1" meta:cell-count="93" meta:object-count="0"/>
    <meta:generator>LibreOffice/7.6.5.2$Linux_X86_64 LibreOffice_project/60$Build-2</meta:generator>
  </office:meta>
</office:document-meta>
</file>